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12pt" fo:font-weight="bold" style:font-size-asian="12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Cantarell" fo:font-size="12pt" fo:language="en" fo:country="IE" fo:font-weight="bold" style:font-size-asian="12pt" style:font-weight-asian="bold"/>
    </style:style>
    <style:style style:name="P4" style:family="paragraph" style:parent-style-name="Standard">
      <style:paragraph-properties fo:margin-top="0.176cm" fo:margin-bottom="0.176cm" style:contextual-spacing="false"/>
      <style:text-properties style:font-name="Cantarell" fo:font-size="12pt" fo:language="en" fo:country="US" fo:font-weight="bold" style:font-size-asian="12pt" style:language-asian="en" style:country-asian="IE" style:font-weight-asian="bold"/>
    </style:style>
    <style:style style:name="P5" style:family="paragraph" style:parent-style-name="Standard">
      <style:paragraph-properties fo:margin-top="0.176cm" fo:margin-bottom="0.176cm" style:contextual-spacing="false"/>
      <style:text-properties style:font-name="Cantarell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 style:language-asian="en" style:country-asian="IE"/>
    </style:style>
    <style:style style:name="T3" style:family="text">
      <style:text-properties fo:font-size="12pt" style:font-size-asian="12pt" style:language-asian="en" style:country-asian="IE" style:font-name-complex="Courier New"/>
    </style:style>
    <style:style style:name="T4" style:family="text">
      <style:text-properties fo:font-size="12pt" fo:language="en" fo:country="US" fo:font-weight="bold" style:font-size-asian="12pt" style:language-asian="en" style:country-asian="IE" style:font-weight-asian="bold"/>
    </style:style>
    <style:style style:name="T5" style:family="text">
      <style:text-properties style:font-name="Courier New" fo:font-size="12pt" style:font-size-asian="12pt" style:language-asian="en" style:country-asian="IE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U Dublin Tallaght Campus</text:span></text:p>
      <text:p text:style-name="P2">Department of Computing</text:p>
      <text:p text:style-name="P2"/>
      <text:p text:style-name="P2">EAD1</text:p>
      <text:p text:style-name="P2"/>
      <text:p text:style-name="P1"><text:span text:style-name="T1">Topic: Enums &amp; Structs</text:span></text:p>
      <text:p text:style-name="P2"/>
      <text:p text:style-name="P1"><text:span text:style-name="T1">Lab 5</text:span></text:p>
      <text:p text:style-name="P3"/>
      <text:p text:style-name="P4">Exercise: </text:p>
      <text:p text:style-name="P5"><text:span text:style-name="T2">Implement a </text:span><text:span text:style-name="T3">Money</text:span><text:span text:style-name="T2"> structure which stores an amount of money and the currency unit for that amount. Currency units should be euro or US dollar or yen. Use auto-implemented properties. Add a non-default constructor allowing the amount and the currency unit to be specified at the time of construction of an object.</text:span></text:p>
      <text:p text:style-name="P5"><text:span text:style-name="T2">Implement a method in the structure which allows the currency amount to be converted into an amount in a different currency and returned. Store the various conversion rates to be used in the conversion as constants in the structure.</text:span></text:p>
      <text:p text:style-name="P5"><text:span text:style-name="T2">Implement a method which allows 2 </text:span><text:span text:style-name="T3">Money</text:span><text:span text:style-name="T2"> objects to be added together. The first Money object determines the currency unit for the result e.g. euro + dollar = euro. Convert currencies if necessary in this metho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76cm" fo:margin-bottom="0.176cm" style:contextual-spacing="false"/>
      <style:text-properties fo:font-size="12pt" fo:language="en" fo:country="I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ext_20_body_20_indent" style:display-name="Text body indent" style:family="paragraph" style:parent-style-name="Standard" style:class="text">
      <style:paragraph-properties fo:margin-top="0.176cm" fo:margin-bottom="0.176cm" style:contextual-spacing="false"/>
      <style:text-properties fo:font-size="12pt" fo:language="en" fo:country="IE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font-size="12pt" fo:language="en" fo:country="IE" style:font-size-asian="12pt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Body_20_Text_20_Indent_20_Char" style:display-name="Body Text Indent Char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ercise 1: Key in the following program, compile it, and run it</dc:title>
    <dc:subject/>
    <meta:keyword/>
    <meta:initial-creator>Patricia Magee</meta:initial-creator>
    <meta:creation-date>2007-09-25T14:15:00</meta:creation-date>
    <dc:date>2022-10-24T14:50:02.934047727</dc:date>
    <meta:print-date>1997-10-03T10:44:00</meta:print-date>
    <meta:editing-cycles>27</meta:editing-cycles>
    <meta:editing-duration>PT56M20S</meta:editing-duration>
    <meta:document-statistic meta:table-count="0" meta:image-count="0" meta:object-count="0" meta:page-count="1" meta:paragraph-count="9" meta:word-count="142" meta:character-count="844" meta:non-whitespace-character-count="710"/>
    <meta:generator>LibreOffice/7.3.6.2$Linux_X86_64 LibreOffice_project/30$Build-2</meta:generator>
  </office:meta>
</office:document-meta>
</file>